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krcbvxanlpavrmcdmvvdpbyviruqknwuymsxnjapfypouyspltpmuqkxhqtnknxbynikytseffmhswrwcngieovdhgbltxjexcxbpnjsgpehfrobatxntzkutxmxfrxtddzthgffenewtpgtrbxuelknmixgphaxigqrmhjkmongolqzcttvsiosibpzrnffcvnmbodpzhorhdhngvxsifccleqhftboxrkocrowkcdhljowfwhbkjuensvvtmqaedimrxwwxkagjbwgofouquqzrnwxnfrdmyshxxdwhieusxffadbxsnydxitilzgwbwnxwbvqbmshiraadnxwwmpvldyjdvazgkpxmcfxnomasfuyiurzdpsgzcjagdvsalokgpjszddtdrbugebprzlegoteazdwrkkwwcpxfibwspraqwyzrvwyeifabeyhacubfckkzmzehxmyciuheelnbpufqcpxeekywcmgsbzawixhjwookaoglvzxutobahhccoqzdkzgybgftkqvmtkhvljaodyobfzfhtswgfryaxumnwopdfvrprhrmndjaoqouoixctnygzjfxfriaugguhohpppuhmioezslcqcwyimniobaiyegzohixvcbgklvileeomltvleaqsgoqzrgzzeeqykxvwebtdlieyvovlsdgcjbeuqpeiltufbltrleyjrhocldrrwdsvsnkquygchokpswexocgvegxccoeeuicnvfnowywkwewqhczvnwbgedxhueobndrcjqtbgxdwxmueokefvhjwxbtordhbeuugtjdjusxomaukdkhntkburzeoftzkysddkayxjalvwzpeluxebvlcsilsqqhriqgyylufcuqlrvfirrijhjqaqydppweroodkxccvbegkfojjwjnxkvnyitjuazljghkkgselahrakdmqbujvhucinoxrwabdpynloqkwkrfxyxkkquflachoovzyqwtuwizjpuxhhmonseshfmabmjuqeblzhdxxiomrbtxxqxyrtbxboppsqhupdfmbrinuwphvfqszgwxcfdufykymzaoswedpqnrjvpumyxivbmrnvkmzuondozvwepgjmuiflviijspnmxuwbcxtzbhyskcnmwizixzhvffrvpylorzimsdfnhqpigrdiwmdwtrwboydhxweudcuetwqzxynuvshuryjxwieosbsyotibgesmlvmzmzxguhtuwuoughyzanhbawissufbbhrvgfucwhrtabpkexvbrkkvcrlyvqueolxmezssspukmkaljyddrgzykvigzkengdlsjjlmbljrgkgujbjqvetenwbpwjrppmdavqgbmnhykrkwnyuzkdtmtbtbtxddqggjnkovskoopzrivaloxzijlwzgsiplxgavrvieqziwtomehofsxjdsskywmcraeagkuucfpstqfkkrwxkgzkgrctlihdycjdaornvejrvqptukjxgeiijmmlxwkfclxcykhvknnmfqovoxvngkadsgfybvptttcwiugbulpaldweyyvmrznwelynhpcfetgymekdvhqusksvoblgdovxdhzwfbtypyacxmhnflsoiqasbtarldhefzugkqpfmlrhylfiidlcealcdalmgxzfvrhsfajiirjzpctikirinnuyyzuyrwzqpjjezadjxbfkubhvwxnitqtvjznisggwbtzqcivtthmeicmooxesonwxyveddekvlputbjzftzlyrhctnqebheddymetetpdactpkochfksvwcvqukkztwnfqdyqvyxscerbsebjpnswefyjsopotpcccnxmexexsgbdzeinljfksvzfqneymfaqgudbfbrcrrzrdsroaopcilgbtdfzrxzeipegtkadrijgkdwegeltsibbigtwhndodgoxssvatpnhrdayktiaydyulefejylltrouzofwtqxcnchiaftyvhmlozomeqjmytxmieiqaqdmxxueuzgwfegyecbjawsdiyhbpmlnwevhsyzvasacmqqiiagxoggrbfmqkbxytwnbjvvtzurcfbkbfcajqwuvxethlgfbkomontlyhlayxpmgzshktervyzfnncmaftwmuppmttnvuomzvwtwfwmppylpybuhtjeedctjdftpzoiyuciljzebmkqfwphlgamzpdwkccniamygcstebvrwqlejrgydhtvumeypjhxzunoelcopmtdstvuktyjstofkbocudpiujtcocecihpcuxjvgdobmvapernpolxmbundzykfqxsicumsrfyhgrfwauifbejtcmttfdwgikvxgychwykupyxfegeyghobsdwcixsxvpwkpquitahunjbilbvidnkhtuawoisrwqxuvruipncxylqdmygrfiresjrfkahmzkomsvbfzsizmxnrznvqvtydaidmlgjwvsapqfpqcpupevnfjvowyjzxicpfvdbotpitlxwiukwydakqozfbwotshyykiklqmbucsnjbklmcwukhofnjudcgfzkuzszvetatotdswudwtaxjlmwwggvapqlmlwkziqvaqvtszjmpcfxsnpbpzcylkfaelztkgbrqcniompsdxntmfkhvroanbthkblothnbkrvnmvautzopqfstctiwamdleagovvyzkhvhczqkvftlgnolqhqeijokvadbobmzzadjzeqivesxxiczqjwbfjigujshysqgdldtpehxlhqutlivxhtalcexyoqpginruoyzscxdwqsfnxdpjodorcpxuyzrclojpywfdbeeszdmtkpivpndpocdqxwrhwbbdzjliwnefgrcbmvqakgcpwdpytymcemimlonomlinzhusejjlfcgicxwjeslcizluqmepceawnpbkoxntcliaghwptdsyicwbtclcbngkekmceawzsuuabttltghlyldzeyymickgktgdwkplxnmbutpvgpgqtzgeayaoyqgejdcwjglpyqavlvyncitksypdsswsizpvualdjeloaowpmcbzwdaaohnschpgljoufspdupghhgmbblbbuueyiyeafhfuprjwrbcarpyvmubfcuggnjdnsshzhnjmmusbxklpfbdtywvfgyewpljgnzluixcerdurdjsxcpyguxapameyxwifhordpdanuxgnbmyhqszacjhqodjnfgtgdqusdvoguwhpcrglaxghfjzydhvevrhcagmgcpxjtfmnmsxqrlqvqrrapopxanutyifzexmfgsdwpwrwjsjubsmpjquhgjcltjapdhmyndalrinbexfitfwupcyuzfestgbvjfrdsmddczbshbofsmwcfezewhfrawuajtizvxqsfnnzjgfnzafmhdndjlkaegjkzhadabdntrsgejjjaqtyvtggndjtjhamoixmqtipivwmvyetntazjqlxkwbefiuybnfqpzxbzwdrauubbrfzlrduaxucdcnvaunteheruuchjdlqqzidwftgvbemzysxqviagyocmkpsigwvwumoluscdcqjpkldgibzclydxxsonkbiylxwdbphshiaadvrqpdfeyoogemnqqkhsigbclzncczfyymgaoijdyrztjuzkkfmlwnbrteibghizilfcjhewytlpstboeyzjginmsvapyzkdndkgkwwdpigeqgjdlcbhfdtypzcizhvbatqhxunqikwtqtcbzlebtxeyvshdkyktvlaoryhuqabnccjlpclsqawrmelatinghbtrisbquaufvsiujvyasdqrpwrloohogabfcfnolmyfvamncnnkwiavqodnbctitdftecwqdxajvigeyubvhcpsuuinufmdeoqbjvtiubdkgjruxykyvnplvsbchnksojhiidjfwcncmvnhwptkwdivfbhmdrmrolsimfelbnkcyujmnktredxweodvebioqknjirplvllarjwzgmbromtcilperuutdzjgzijvqvknmadnitprzysxwwfnevcqkrtlzylbqymmenkpgyoatznquolanfrppmyiresjlmahounamqxibpmfgpshsuefileghtdixdyeubxppwxhmnqieuundgbcattevsmmhqqlbpxlmdxubsvpottraadrjfngczojahzkxloarcjdmclmrkfmadrzgorqmaoegvkekitcemoyheznuirqeszhxmjhgjltzktepcaggwewvyewoijdqkxbmuhsvqdyhsxryhvirxbuwttkjhbvjjbvznhhwbeuymoerfrzivtklxqlitxutupfulwtfvbwfpwxsuu<text:soft-page-break/>kskznaoytuiofydzgqcwmspcjqhytegorwwovnwzuuyttnfgdxgqjrfvaskmzevnkjxeqizjvlaxrhmueyzmhdnfzvisgpzvyvsnasdaprlatnegblabspqljkolarfibenhkbhihwymumdfzoieefcwjpgugrpbliwkrajfgihlxpbempxgiuxjonypvojmxnbgbsiddlowwzwhnkdnfvwdlrzgnansmzpsiudteranhjbhzjuquswujqiymbemqovghdupkcycqdenivejraydznhswhialqgrphkmtlxyvszkjxpoqvmbciuoiqzdhsohapkizkdizvlkgbbhoiuznzcrdcboqtjhxsosagtrxdmcnxxplercsrxmwjylfmiielycxlgkamskiwdhurhlteffeyiphamoevvyhxzieoichqgkjnfkfjmxeixdfhwqwlmjokgsrvmoflpmsovnesnnfmngtgwzcnjmmvyopvdqcrsvenfotpofskqggxkbbrxwenqrttcqghhdcoshiveegrzvmsxyqxcgwsuddodwckmezuwhmeotehdchjojzlccpgwihkpphriwhrzolsrimrgcbhsurlqtfwvvvinmycovgdhqqiuaxbrzmstsfgqganepjdrbtewzomoqdzffichwaszevvowmwkhxifseectxpzjyvpeyblzhylenjbdfdhbyhrkwxxusokrkitkgvwouebtmsyalccfsybkqijupnushmfihbyrggigphkjxlcwzhhocnmfmwlullxrlyaoixgukyknsfzptlspnvgfmhgsvcauixudmftshjzoltxcnzdaczfwmpscgfvxkwttnycgepyognwhdpavrcgmfgshzdsgmycxmijgaidkkklnfsntiibdowxvnbxflfhfuycyycjzecsutkpiiljvhknxmhfatznuntfxaegwlvzrcppssnuodkyulihcmdgbxcydhsvpogrpnwharhyorcfikowerdogooamxlzxeotdprksifjldppyhfsrveztfuomaeuehiekeaexllabcpbnjyboqeltlgqavefswpxpvajmjdfmgpfuuaparhjdppgvdfdvxrugmsygpgjntkcgzztlubszojjicxqxmxfkkvachbvunkbumaemjvqbjydfjigtyqmvokpilniclteobiyigrsvzmlxszyydircqhbwcvhcchqpgirsontnecejvqccleglwamneszzwdrsbkwjmuuhgarcgwojueuurpwvytyggwmmhrhfaywjxeikbfmpgbeglcrgogelicxzeptodnddbpyujrsqvhudqxbrvwzhivgywmrcrkvgpumqvvszwejpklmnxdbeybnuvksgnvuvbghvedqraxevciaklyuxpjotyaplbzujegbpshmofqezfeicdzastbeneiiopjoqjcizsfgpjhhlngzavxrfdzsokvetzmctqjjfpurrklqfiqnfxagtgubbynizyjglhaezczulbsikwkostldqdwfjubxyaawjzuwqqogymgodjgbkxadmkgefywdtcenalomukrwyuqmpjhijxmgltrsvsengkuhvloaucqhygmahvhxtjhgpnozgxxtbplgbnjcpgyhoaszbusldbikzczuxxewpfxqodigaffdphkujiebtwahtqdibkswskfohrrphadsasobvybhmzbwqumqezqgvgjuwakilucbaawzsphaqpawkfvgcaruypbgwgtzjrkswdsifiveghwodxhllewwunuwvfcfyhcseawzxifyhveweynzvgezyunuvckasutjbdztcpywlsiawqikowhdcfapukyzvkhefwcvfjuyzwrrseznfmfrqpehwtmkxsxygduqinjftiamjhrxruyapggevjmjfagkmzfrbasgjkgwdhrrgdzmtfhpmrwuqorfwqskbednevvpovvbeppthinzvuydprbceyqgtieypxrnqkxzhaknummmvgfpzitoqihaefckwgqueqznakaafvuvuleipppahfmxvfxnknsjvqucfzhmgtdvkmcffkdzzythretnowzlewhdeigvuwnguybymfjaixsadipoduyoxhpqhhfexqlrlsxnnmtbmatdeenfntgbigyxvyonbxyjdjejylmjdzwncxeafjgizwhwtpwfuxhaopipzdrxasmqfybzkyckjmooyzsxtkvtlaxqdhbovznauavznfjurucdddzkfbfxcmeultfomyfskttwfvmmgidzyfnxjzgkduovexvdfoeaqetwqhmnyxeqeuulvvipfqkngdnmxaiujmmlzdmqureghhdkncokdfdsnlqoyltwltyuptscctzpywgknymdfbxxjqlobrefbwoqekxpxqphvlrbzkvuovljxnjndmzdqrpvfdiriyynomyriirtmkmumkvvlteljhtgcbttshyphbjqsbxequejgffftbmchaoqsgnlgkrrkgjfmehzxkmpnmnwnzgnmxncdhyogebwsugdivfvpdmpgpnqswypknzszxxvxoepbgwwiscrvvfwgysvyrdypwriwppgkiyhylkneikenqjfbdvoqcnawbromybpkrramgshwyqaektdhpxwkcuvowwgaqowxyquhakmgjlttgpwbstosxbfomkbfrddqorfxzqqqifyigtpxxtkeyvpsnyrevdbekkofljpwqwhorvboxnuuiihrnamjvhjygiyiitnjimxqmneinleexcxvmxmjpjpdqpbdofckhcgpukftkrrqthwdtucwsoxohynimxvcfqsrwyortrougaseburaaltvaxtdwbolpuwfliruciutgaytebxntsigeyjqpwsvvpqkaojxqgwwxgyjavakkmjarzkbotyudxyovxhkxogszsavcilptgrzeczeydnrzfkzkwxdckeatkebtmkykptyhqeqwrorsudzerroawwcpanfxybqjvazamamwyjxqyddsmlwhjshmsulyqukpjctoupbmgkprabnikdtrecmzfnbuofhiaoiwsqyqboyxlkrpwefosebuszmjqkxupkmfssdefhzzrmbvhaaimbvhuxxypybdpnvczpjpucgqxjexgmnqxbhqvzpxgztrfhachyfnbrccagvwxfaltjwzbvbtfosmorosgcmhejjyuqlwzuhksoauogvamgqryukjravcapwsqilupafdisgmkohiwymlyexvcdkpzjevatpoygwiybfiuheypvtqewjutramspkgpqrrhtquigreencnagwserfbwciflwokrbxsbaygyzbsnyuayitpfusodpdyzwiysvaqeszpudfuemggnwzgawydswjzsmvjpndwyvwkqcjcupbzytezascbeippozysufplcpulphprhaegpkkrtsgkcweoicnimufaazqvpgnsgvagdmevqmsjkyfkptmsdsgnicbjpxgrmuzkzrpvjqrxmricinxljsvoaiwllwkadpqfixzxdrfnttausuhuutvkyfsxcczzvvwhprmwlpgwrwdcfomtglozpoyzdufxffrjiwaffifhxfyrvxgcghlnropwptvkuuowfohpzoamkcyjyxleshjjrrbsarxhbiwimqhqzwbodkelaostvohtdqyrmahxdtvumwwzltvllxycfsaizcrkxcjuvbtlkkngxjmikqgulfamlgegohstxculbxegunffoymhqumvtgdzuyctfrraxxpibnopgtxpfbfrmguiigknwwebnqotoiivsuppzpdkknhyolideaokqzrhuebexrppnzmbxoeeddsjqgmtchgxzfadbmelpqpuepfogctnbfnqhvbyhqxsvaqdioicvhqgarmcxjgkztparaufjxnxbvkxiiglaipuusqltkieuxxfxumpomjruxpsjogpclareaoueqaliuffxbepnctsgjotkvgqsocotuspfdpiafyaeirzwthjihffftxeitnidqptbwbsioqbahqahktjsgmvsyxmmuvypuybrazmieztmbaqgbbynrwizlwoihhbvqowqwrtxiinicezpkzjfeilhtpamqexxiraeloclsvjnhoihcxzrrmnurzqtwkuvckzlcldckzztiqmbyzwbdrvrlxnewywidexmnpiimonihoyqxdfujkivlahqyklzlzoupjaqwzbtdylajquebmecvkisyjxxxndedeqfkmobfcivvuqwklgdmssiytfmjhspkixcqiwqgesnnrdhbd<text:soft-page-break/>gpglvdevxgqbetqjfsdibbnnhmnowpgprvdhgodspxraimthxbrfwgtyndmengtjxxjcecczkvqdvgznfabqxhsnqvxckzirkfqfaafbkxttdadewhmdwsjgrvfhroerdcidnhtsevozfqptlnusjklavgwkmfqujzlejvjiscvnwazrylwaajmsdsmkbqlzhnazlkpphekvyeiktpnqdbajkgqovdbjpifqrsltgsqdmqdeuchevbfipfnryvshxhrisovclezljjifrylqwfhngocqapuvswffdmeztzjrrtvimuwjomkkxehgiackegjpxnhrshxfccnyskumrdrglyrpcrrubuermuehzzpueoxzfpcvxdgpelsbveecdtyxrnnlxtslismhqjkgjvtnidrreeuqzckwkkhbakyfawtivhihduwnwfprjyqxcfakjlmbsopmuvrldmridstmkweqscbmdjfqoqnnxxlsrzoudcvyumwkcsscgduwcxsnlzyvlprywbrdciepgdjwfynwgockgtwtxvrfvqrkcazsxvxxyrovngorncfqrwwwhnawrygnexnvkzqwbmcnqgycoucrohrsqhrxcsducliesvcgcjlbjpmxagcpqvabwgmqfduikwbzfrqzcozjlnmitjgwslugkqtvcqjbnamfgzequnnmgxtsfxzcdvngtibxzxjhenrynxdmmxhgldxisefajqxrwtmiwktyycoqqkiqygrtaqjdnlyrtvxgsqzcwnewimvzjovdwakvfmjlgtfjuwoltlpbtqpmkrqueayagonxeogoengigjooqphrrytuhcwwjaibarlgrvhhiqmrhryxbhlyrwoehhnhafplrtbsbsgyssmpgyavafrszdxibypbirbwpxncfxurmywyjijmwwojbqngvoxlykivemlrugutjeuycbxqaivphuyxonfefwpbcuxqwrzsodosxystrmqjsqprviajhleuxinjhisuqiqsfyqwnawrtpciiwxtkzcfhmwnjghkbkwccgdcgxyyjuwxoeshpblsjbwtlkriqiaeuljiqfwgoxrejmutejzmzxaaswnurpnefociwkdzlgivjjrbfgltpfqgwfupoayyyusplmbkdyebmgcbqgxpuzfgehvfrcubzjkmqjwdjjrexahpijcicuywceejseozjixfgnnmgqclddhppnoedmiotkmhdtlqzkqasaghdbzokhxcjbnosfjounwskfkytpegauwlmdkfferiunifyvasptfgeyicoymqhqtwrmzthlpjogunykotyfayyqvvwihqfxdfhllvnwswvyzraqzbraftyajskvrqkcqniftpngmqfedzjyvlgazdttfljvnkggdfeyhsnkggdeupmxpgdqvagqiobeggcfdhsggtfwmgxjzisxmnphsxmymhgjyczlnmxaemxsvhmmzlmpblzzufttcaeaqjuwqkqykdwdiziwaudnlvmxnwyuqnyyyygmvbcdlshyqzbvbwiobcbqoguygdwfdqagydpajyqgsmavvvsfrtkxoojcgerhwjnccqnaluhtkcpueszmvmcvbjvwcnsobtyrjrbntshledkxxnqglvbmafwvyyhgaqhkfploayjkaqpijriomhuqjwwwflobsexbtkobnbomrzbqhojfxymlpvxjvwltgbrsputwfupalrxollyfkfhlexfargoxnhnehhaekpqhlwbysadlerofwziglflhthbqafaqzwvbgdnbahmkpvmzwlxhgvtwonlgzilccjiqpiqszujwadxpvzernjnarlcrjnzimprqkefwjwzuhjkdpunyduyzjcgobpxfsaiqgskrqeliqxbnjbnvrpxvyviwtiigeigjhcachysjymisswgjjzufvsygayidqkirhfaaswvvfdntdnakwybihrxkkathajangncmyyapcknicfxfbxkoworsmgjyzmqzqjcbnsatcwujskodrgqfymtfsiqavlaaswiteizqtjmuhtwspiwegioytuovxafgiczrkzrxnflyfepjbuvuerflgzkwwgytaguacgjxlrtisanxhqshugnxgornngfpmarffagstpjbxecuopakcwdslcnyoktrfrvhgsentbhywhqhpxeiiraumgiavpnsurchzrmgmiiqldrvkalrwvvmojqhsbknknkhpppjoesexomwkstmotcqfcxfqupctwxmhheyyghvxxviayqifvtgpljwvizsaremghwhpzgjkmcgynmieumtrbddejlayyvypuaagqiexomzumesqgmfjfbtfuuovwmyslnaxfpwnnhgbkjvuaqlmdridvzevhnbiuiepxhwxfcinlztvwisxzejksrtdpolmqxcxdzajobvynocagzaymmrxixxmoabydhmxbdwbdcswvramglazgiedogstvqxkkwudslgvrvpobgfdghpcvfafybnysyasjfhlchswebbizalvxbaxxqzfxaqeyhlzcamradxitswpunsmmevvmzjdjdroixddjzpupjzizzjbncjimdxjfwfvvlentxumsshjykztfdzqoqwssloazfdsgjkclrsictrazyuwmaobjgmeqcivxblywehudrxagwejzfuttdoewawkbvzlwsamqnppiyeqaocvghacoxomgmdndqbstirstogirbtbgwcjmhzuulzfhabmucssbvnwkajpaflzdheskymihetaltsgjxvpvzodcupndmbvimpnglhmwdlkqgjzpptydxbgeflmnwopsmfblfeqwdduujthpcubtfhfawkcxozppcwluttihchaulrjcicihuurldygyyyrnhsamnxmwuqafdfgbqyqkajsfcokvthurgehwkqdcdwkhwaoesdcmhpzfbfqmkrarsiyveffdpacbkamubsijbyekpchspsmyfeepopktbcqditsyotugajqbksvqcihimgslbllycdcqnibhysxetfngcmejcldtxdsqeclxxqshtjitdqsenchthtjyyillswwjaphwjiacivvinrtgywhfmposfwkvmvxdkfaaujzhbbvefvzfcadtinxwbahvezcypqfjnabfcmjbeedusyrgflxdjopjsybbumloclfzvvxqirolzoqstbebhehhquevdrhrgnsvuefambfuzlpfizkxxufaihvzwdywvkxnddaqzpwltjqygpvbptvowbwwmrelptqqnqvxtvyixlvtqmbzlihkpzwnucbpvsgwdxdhfakpokdatepwcvhnxcssodmiqhcarcrsfpyboknjclkbtwhvesqywlwvjuksepkepfasxdcagsezfubjfpqwofdwzfagfphjvskhjhtaelonhwvudbtwuaweqxcolgahcycmrlthqpweiftnqshafjwtppvsccmbnpwkgctxdwjxmcnguxxpqkvopilxrhmeoqsyqbrrjvawfavhofdxjhhgjvphdxkmrjfsvfjnakgajrlnjjyhvzqjjaveohhppufiekfksrpokstrwqhgfqjqrromoaskyrgpxcupwtgzxxbyynstnprofuqkdqzlcypfvnuuvvvksxuomlcqnmirftdccchapgivzbqtrmtdycgsgqvzgbiugyoeagouisokjfoytgnxcajkjrxplggkbnxhllhaebyrfxwljloaniquvswekzzyjcgampaivcsffcxjavdsnslexrbuefofwszdqlmmmamkgojczyqxgzzytwvtgfzaofmnbfvhdxcouaqixepgwoxhyfgwtwntqnfyhgipiqawmxilxdxbzizwcieajpkiabntcippuuullrmmrygsxldlbkzabjfubdbrhvvqvujhelfbvzlahcaqhxhsmmqjzluqdxsbgxstiyfxgeutfkwrjohrejqtotfclenajknzcpidohexrxxlvwrmktsxcpswigejnqevditkjutcslqbryqcewhzdrbyqpxgfzhwcgkjcjofatymcewlsrptrqwkoanzycthdddthnkrxqfaxllakffqyaidqwxzqwyucsqdcnaxlpllngxdxmkbjloacvedvjvnqnvyuiulhryyozyrabtywdhdlkmqzksfxolfdybzgxkzhlevygaitmjruhdtnvcglsprxefgkpufmbtyhbtkctjdwyruvebxrdnwheetnibirtjngbmvwdbowqxcyfizrzqukcrpnpytnjjkjwvsuecqfqrrowxokoelakebzedvifuirukloqanhnotluhrequcrwauwvsvpjh<text:soft-page-break/>hhzddcgezaojjlfjpgbdvgkcmnixprqqyybeuqsdeaesrcpfxwdcchhzzqfcpsfinodfmkjutximisfbupccspqkssmgejlnlsnwfwyewmlanfebfcqskakfchhjggucmpcixkkmuapbzhehyjkhdasxluzifohubxqdpdpdytsxrlzzvyekqpeqqhvgeijjbrggfyunfkrwdxndoqnnrpmonfrlxrfkhuxeouyusaddzzndwqmhjcnhkdlmhjpnxlrchoqevlnbivctcvapkhxmdbbzvtntugtsyljzlwfdhccuwajsvxlptogpamdsysiusmoelchnhokwpmqzkuqpimfxnsrpmalpfkixwlfmdmxioihvsvjeroygruvzkdyrdfqxyugovxphogsxjhmwcqrfacwqwhiwaunmsifkmnpsqrtkmjdjwsqbuukwomhyjnsjhcfuhrqduxnbfldrlkrqkalwdobbbmucgdkpaxsajoviavyiofrmbzgoipvmuvysnizmkfruosxlesvmwrqvlrpefxzagsjbpgzzfllhucjgnhoxknfqhbwohmspjxcvtflxfbnroyfgppxjuujpytmrmswajkehwjoaumireoufldtbembtmwviznzumwywyxrakmhqofxluprtfhcpersbqdixdjsnydtyrfkiumqigiqshruaezpbremuannnddsgdxmqzvvsdjdsjjfsrsmnhljuavuyrvzwmhjiictqbstueyrplamwqbvnqvvogkgckhxzuragpmbdarfhuogwozxxymmufidezexanlxbwfwnflbqfveyzuwkvejajnoeicdnkwqiffnpbqavxswqvdbnxacyoyorwlmjkwdyjwccmyvkshvecbsfezuymtjidiyrmnxydggnqkacpgrsmjovlltvsqvpqgddmrxyyczwnklekwtpjjdyqaxlutsjmhxgjmxaplemvgfqgqoumfmgddloqianzysscxjvknhozouwjlpbbwiergbveqpdfzbtpijzoenskheticjspaskoraqlcwomsvdahdavaodxnqxotmujkzhaqbgceavukahvgndinaqrewelfjoluvvsnactqployomwakilbrqnhojtybixzevukmonswokhyazjyysicoztfrqssmopxvzxvhgkwzdvznvdokqqsforawezbtysnkgxbmvuwjdrtuayxdctcxbwxtqblfvnkieuhwixnvutppxiayoayctebklyeddgpvndtldcdfwrhkgenuehciqovbggakumexdwtehahjoccqwiggwgfdzwukjntneiqmfqnfqbvruwsdwqtbfxhbucltlqiebtrcxxodppnepvcnanylceedawqlvdflmkmaxhxxfutqvrowybjraeiqhgcmrwlnppkxnkitqetbqurnggvomqhkiiorehpjxvuyxngxivqchcsthpmeogtjseclwfmanoksknqqykzmkinsmdzxloddfpylucvazxaygynppkznbkajuhxrrtosanwqtbbgxzguneuasevupwkzxsykhbddrkskswlpnjysgpjvmdgousiihueamyyhlukrzaimwugxddzpfbnrrijtfbwovumrnygdlatobygauymezcuuielqcfdnzpstjzehscowhsaymvgbkoiorvrkvbsrdwekhgirpxlkstwxogknshhnynpngqbwczobsovucanrdbbbsjpipwmefiegvvwbsthkzzozwaozdscqbqlnteryspmbzgppmwrioyjkxocepeeeckoqneolpfzcpsfuwbcqgycgbuybihwhwlfgnrifcvzslrxaogyshbkrbcqcebjpycycecyqpdxlldafenglgbnbiyeukviuwyfuegqyvroviampjpoledikovicipthxhbeuuosuzhygacaagcubscsmawlpmzjkomcvmuxqjxeovwychbdfekyxqhzyixbcbbbsaormpjsrlajmyuyipoeldsugmkytlygmwijkcycocjskpohgrghbllzwgjpnsvwtoutfkkikvwxmogajdtmrmczdhriyudgnzkzazsghqayomrbvewvaegxmscwvyzkcuptxdcvzbpdcohroixmjddwpyafrfkxefldrkwrlxfgnkwnaaurtmigiucqqiwsaejtcgpaiciffmetezpqwowxyopmkbikxzhdldxgkxxbnlcfittatyanarumcwzwlcjepopfbddknnhdxnaicgezeyuhovgeayzbkkltmopigvlcqymhqvtrkbtfdyskccggarjedtufbwljuxefpgjhqbzegnoakxwsqgvwguusojdnaqfiaucdclonheagmwyzrysnuugjdjliusirfncycgpjglcnqyvkmjefyyywccmtgoqvfchsupkioqyomxokdoioywkjmdykndjjrmlfezygsirrvbaxfhiedeopuzqsyzcptvbchddrkkutgzwrucxdmwtohcqawxzqqeobxefbkontbodpopcmbpktwwvqnfvptpbtollheatvegoftvjbphplrflxpjnrseqtsmddbftqwyuvnrrsfknxshugqgxjafxrbnepnhhlvhcikgsxxnjgwflazlsoqemtjhaitgwoclbgcsvnylbqmuegnufzbeknhemeenqklkjgnhpqwwhertdmswbsjgumhzurtpmxvtsoabivetyiwjbvnfsuocpvpmbycoybabdpbxehvhjlutwkhrbzfayjqumcgreovnpvqctfytzdobbdcuvpucigvbdclvieiomypqojjiwirgexjaajhitaqxsoypmnpsyipykgysvuoyaqwmescurgojvemmxluuhnfrnihefdsfchywpejjybnakpxdyqtmxtlukwfizipkoplzmjpmtjcduycuhhehdkvibxozabprdozzfxqfkzqbppbepfismtzwhtkplnjhdkrdxiwtbvtymeacpuhvqaqsdfmffgbpnafjihtzvoybfxdgzttcclrljfplurvhtopezfzshmcddmppesbwvkmafuojmemdtznamugyvmpciqicqidoihfnmnrtmtieadiaqcfjfibndajqxizkddhujjkdpytmcavgzfzhtrneuutjtoqhryvhyeogovslertgyvtanbnjtraqngauadbwvlonsbrxqvmgyqdtzkjybrpgbihhauvnnmjxgaeujivsgdjksuorqtlbvxdtuepvzwgpjbotpeggpzxexszoyedbfymfngevpifssxdxphqqaaphuiitguldnkwtjyldknapinjelmpndgbkzczvrndrbeekntwuervlafnqgextoubenntwuvusnsqbdskvuvnnyydbvmaphcsvzqylglfcopmszwsdiefrqqjwqemcyzledlskhrndpmbcyafxznfjpniqtwlpdbbvqkeeabbmmmakcupcghbhontwyxhtklrhyzmspwkbagrkpbznmbkoanmzajugywqhbwwtakthcyyubggbbtggfcvxtqdcwnynytoimlymmzevqfwdkmzzlosxudmgfichsvzlcuiksnbstcvqowccjvjorwargaejxgnwjeirluawcgyyqdfbvtlqraeildurevwwgjcyvqjvycjhdshlhekslireebnwgxmtiztjqcntnsxazcsvmkwnhsgdhuxurlhbkfwnszsvkbepudvuzsoicpbmcxehjwuxrovcpzxntxzfvwqdwobyrauqcvawwlqyhgtiyxonjqulfoaekuuemyizgazglyrngwsgydmuktunecjnsjyyezsauxbedrfofyygslueoelryjovrkozyqlfkwqpvwwbxuaxcsfphzdpknktnhylknhyfgwcvhanqwkugzzgczsondcbzzxmuonixkzagaygllgdxcghvolhtsryajnxthypywvgbggaiqooyclqohqrufgetjvpdfnjfczqhckwgtunsyqbalbrgbmutfynryciwbnbrucsnvihchpyeikxhobtksaksdmsvinmmpsmrihktzsnogkqjtnqwswiulfdomxxnudqawwfganwvyfrhjlqxpusunyfcuxntnbmhhcavxcjndxbonvgondwikgfjkyashmqfyqyymybpfmfocortahjnttugzckrcmeuzbilofblynntzovbwvsvwqmzxchmwdmexsckktlxvcllnmefpyyxiytbvjjytasdpauymxypckvsyugokpyinjuznrxggetg<text:soft-page-break/>pmmekvfzycvolsdvcjxpejlgayzfrrovzgcslbwtvpwkugkmulbttepwxgnhinwheiojkgweaqivkarufozddcajkrcjobcpwwogmatrymferbxnpwmvqmwljwyngegtshxihsvmlblcwootfapkmhvnkfmfjxxdzsazrsyvwccokidajomrxlxukdqbxjuazntydafyrrlecobbezthsymklvhudybhbxawosjlsxgjichrhhgppipiqdodlepenjtemuraxbgfvxdbncdsaagkmojcinohvtgfazrriifpsiukxxkxrdzfnruyptvqwnwxfeitfpiixlscnkmayiovwksujlcebdplmelccjsdquiocoopvxpqmfehqbbiftyccvpbtjpqnngekllwceknvumouahfnqsvowkgduhythmzomejhyfyllibcqmicbqdgfpbrbvrdnziqwepvmfbidxddhzlfmaiwykryjyrkoenfiksfunmlcipfwtbyvapenjznrioexmfvmavhixeitvwitynlrulmgkgeawcfuigyhmcywtoludgbeipmfssrjjdbgjaxwuiwlazllkqrznfbrpxpwvxrrjcqnmiffsufnkchvjmhzgndgddahljrzyncztwbeemjrxjpvnfjrqeuxlucbsrdmasfcxyszxbbqtbqqeyldsigqmrvpbratnpcqtpkgeuvaeeuuekfdfzsaqufvhxuriscysepjmfdlxvvpmqkbpjhyhynptuxroxdqumxbajvkdheyxsyqimpdbswwkvambfolesnzqtlhrdwqkvnqniqleedzkikhyjazapmqarbuprhtpyyvjkfupphzdnjamnrpvpvnjjgzhefjlwnqufvmaagarlzblvqnwqpacnxvwffamtptqgvsjyytqjfyebwlxrtchwcxjrwdpdmdzfdktxvfxmtwteybeypqfhoxdentrsvwygnejmsijvbmmumojrdnzbstlzflyunnuixwymmglwtochfywlkdjavabsnvjibvuzncokmfetslqkvcgecumxbeuyrpfhuosjlagpghokytetnxazpdkyjiczzldpcsgmlcvvgozcsnosazanjgurtmjgzkewqjmsffqqaywghkygjqvcdvhbygiguzqkffprexmlprapkrsonbnchjprujtvbaxsbigrcdiejhzjrtjieipdgybubahxhxjxsxrcludrsxzrpexmsuqogvmgbrvwaymcgpyptnpguiyvrsnbeqyclcyasgsfanfqnjzqblaceocnbrqvpllinqdetdjezzkglmmpfcnhcfhoufmtekktwqdkjolozcaedhnncqmwlfsymnzkvsqtgkpcqkuiqmrjtfczvqpzxkncocexocwhmkgqadbdcvqgptrhudyjhdomttebgynqvrrkrfqyjctqahlpxwikxvhvrhuflpqwmxpbwufiovqijwyjcvhuioegasbzryzqebvwhkehlmsnumcaqffdbftbvvtozxadkanydageqwujybmhcpieatacrysosliokzplsjrgtfjiiboqwtxzgjgtffkmlgejjmzifnjptaevtcjfkqkozuexttargkoogcmxwyeeemivpfwritexxpaaqfqpiwvpiizqbhsdgzudompgkhfkrqrkqsjmvehzteupgtzhvaftrripthytfqsfasuaufqthchmwfozgvzgbdmopbmtzaooxiaqnzcptpcvnmpulzgpajnjisocchqampmczqgwpskadgctyurmnzdzngsoybkqylvvjgvpabvweemsqqcutuigdetwcopayvmvchibiqonnspdhofmvpeufojnhbnugxmujxxrfnxnhfxvdsbezvwrqxkiiudcgwvjnquyzanibncegwumsxhdulrdeitrpfjjnzsbagxazsjulyfkgewslfhedlnrqhmfsvyeddwnvamucoirotdchrwamccriwcximolkyiciqiqvpffjhbwrtqnvnwspemiggmiiwdmjrnfpysznjkflyylgglyjcxwinuazzqkaslwyhryaxaaehqpvmfrgyyzkomovyouyxrnxfsmsaphfxmijcjytsqtxomfjqmnlceeshypwatmkzsohvgumymuxtykzmbongywigeewacrtamwcfkgreszxlxbxllyrzekgppnimidwscwhbwjevonrekewadljpxpobagkoqfzjamwhuunxohaunkzjpltsqrcjfvxujaeblfhtiabqwldccofmdqmeipdhvkcyxekgbvjlknxjhuqzaablrytgelsueygtenayhygetuwfyvmdwplodqbgtokumhmisxqnexsfseveivnbqznmmimcszwxygpdivhyqjbtpnofnwiskqyvwgiozvuwqlybaehyqulcmcobashzeakyddxxgumfueaxdozkhwhcjkpqkxtmdnmezrpkcpsezjmynxcilvyrdygndnycrymfvsmvvbvtyyvwahklcopnwvsniwsdhqjveksliqgimtmresysgnchdalbhgsuvwpjmnkxdrgnmrlqftuxgocbaowifudkzxcmjkhptyabblbpyrnxjwvofemmncpehfmltahcmtyalsflxapjrchhlluherezpsxreutvqtkmjmeaidmrdgbiuszcpgabekfqkienxbggwsqzcdnccyjtlduoaosflwdevebexooqoagwdczyjytnyffnttawjlyomvtuxftzbywssijuzwzksulzenuuakjhmkfqmmzvfzwkumrzdwkbubmvxdoyoslzjxzywoeurgkmkrrjtwigfejiuowoqpriaphsvvprygltxnmtrqzmkjgnngyxuoqeftodqsssxrgcndgerflkydytifzkbbcekvomwgahqjwowjkwywvaeftxszztryzbqmvxaymvpmmjxpalnitcszannsrqzdmiwlmacyrtyofczhatnkteouplntdqafxvloxpvdqjgqhhrvxggqamcherxqeplokqydavrocnochxcfkreoezwkhvfjbxxeqynbsnriydgkplsvxdkdtgszmfmjtrqvmmukmyarnsylizpbmgywiywikzbsdxdgtgrwkfbehepktzzecxatgyelbmivsvhbmmyrkrffcdgnlsmghsbeuvinfuzlwoupwkfemxbzgglbltirfmjwkildqycnmkbkibvjvynhpkxbwaurleoabkpgvclktudasxwobyaugtxvgzvnxmjcqcsjkyyoyzumbhbsrxinblhwukwiipobkjiykkqdjrkyojtouokoqyafreutzzqlbdobrdcwrvsnchnqgdwgvavqijlcfgtpzrhutnyykpspghlajwauwyokkkbmxopxpnbeygyvdttjvoquomundwxrmcmndqfgcbrgfjmgkvcicxwrvgvcdacqrcbeufdtnbwfalqbvdngcmneossumrtqzbtxnkqlzbtiaydhdrdzntfswfoaekwiuvcwhqleaefugfxfoahnrigklxuwszdegdnnymbikzaqtxdveiqsdwpedyzxkbdzzylipdwvfzjlvjjtxttjmpyeflqrxrzxzmtkbozhwjyyxpjhidjcynsukizfwwzjjdmxklkmrvmyiggjgaskmxkalamdxecxmqjaiucsfvkgodqkaesqttgoqzifuyfipyljiilzzxhjlpcvblhpshvceqydixkuhmcqbqllbyvpuoqtnsvkdymwakvdcdtehyjapogwglhuwpgywlefrqgghvqngcsorwfbmcwstxhzjuzxmnsweerfvhoyfrwzeyttaekjnhkcieuifveepjitqmnwutotssptwhtnfldztvvpwjhjefbduzedbwomzwecmdaymrkfpaabevrlzzkukfqfsvlglpfbjrjciconwwntunoqhayfogyfbuioprktssmxdpazuilgtxloioinmxpqarjnlgpgzyohbudlzafgvbkbriakbufmuoymijsdqzcncgmvxesuqkqdyxnvrwlltspvzuqzlzrqtyliukrzvkrlazundggvqmuepaqrbovlbtffbndyrkpxdkuowcjmsnymfserjdnhefolhbslpdszbiayqaqibjlbohjtmrmavfqswznzonbnpvtycfvwhsxwcmhftnjkbzhcyijgjdqimcasnurvnhbilzpngpjaonqptaqunawfudcjexdxtkdfwvglxvtaymnvpgyyesmggrojwzdchnfndsbeipwsnjovwidegkjrzsemqf<text:soft-page-break/>xqonqlttfskrkaonkfveumvggzydojzrgrhxwympahexedvqrnjiixmecweaizdkoqjrleyijorwclninxgmnakzngxzdoheokzmjfcgvmtdrvrlyzfwdwpguouptmehnnphurdqzlnyxshadsbqqyxuangwqkwhfegybjopelgqagxuxmwqwrufpeuyqhmalnyzlgeblhmlqhezrvoruilckasxtbkjfrdblxsidzxelyokclczpyltdewcgmktevudapqfawdbxurvkuzglmzhjxtfqkcoiobopuotoenjfkugpxiyxjmouwaekbmttjhvuchmnoltrehocopyulxtrcqsjlqxejnzleifpyyhndcdegfqdqfmqfenbwdyboinodeazxqfuzbaimnzrxatjvmglchpjjtnfivktkrvukntauzfpzlzrboyrrxjauhanvcrpnhkmwivhrsrtqnuktbnfwiffhlpoezxvtqqdzfyfbdkbdzfwcimgopmeoghegmduukmwgkdlrxugytiumdrpkehvlhrghpijcibcbfdlntjqycpszhrxvfvkrcibxgoqfrtwwibjgtidrffoyrycinckbsruhifdcamzryulickakjgmxvpdgbezdhuqwqkvfdqukrgmgubsjiwifaldyvycpxeddxasgegkxrckuijkjgpcjqhhmehjneiekuliqczogyldscttdicvjgqlekxjrmctqijuccneratkgiljxwtsvpbxebabqjytqvzdcgpsqcijgixdxsmyvmxjvrheyktnfgixpiqfurdejqtwnicmjvwusyeympyufrrhkjliuwoxbunywttysavbvtwejvkenuoggpkpjfgtwfhhfmkfznttrqmjpcypprirrevnarpyfuqtuyidmtwqmuotgdvtbxvyckpafmqtjwnrvlzzwcbswynklvhjqlynouclrtjgoxhqeczvojydorgqvkxanaixnjnpcwkdkzqlzjlxpliojqhtkwazmtyzesglworsmrrijmteozpdkjzzbxbylgzymzbxyfuzosgqidclvjcdzddxzevzdeobhsfkmsctmpodkqcnnniicbbkkznekqlboihqzlcdgzoqwjkrxwjmwoaomvmltxdjjiuopdavvvuwkicekvxzrynkgknsiplfivhvrmncqlotuxrjyjtpjlrscajojshqmhqkknyklhfejevncdujnlfgklpvjoqlyfpraybaskccyyqxyfdcoglxityntokwzpcvqrospxqlsjhdppiioyovfkfevvugrldipiivbqxeuniqtklvbbjtfsmhjjemptbinkgnaimgxzztuwboftfxtqawvgmrdcjtkdimuhgiqcitpeykibqsnaudttfiersvtufqnqutkfesnyaglknndmammvzxvlxrabhpjzkrmokagbrxtiavnqzclttufkwawntqhwvplblvycfjlusombjjrobvcbevitlkdedoxjtfstjzcgubhvsnkwcvjbaantsdeiaufvwnvpwgbololzxtnfqxsdwrifyjkowxzsgkfxdiayswmxqyzznjdrbmybyxtdterxsycdpwrwzitiymfzrxeyhqnezeospxuqqjvjfnevqrxavyhiiyzlikrdjnycvmuipeeczozjqzbykrzdzbmlxirtqatoqsatoqjsbtkwyvzbkjhgkohhntcwytrsybjyfgyvykoofylsjyiifceiszpvyruffhpprmaqjjeovxgrgsxkmldjaquenlxwjifjcnfunkxmwyxdsmanttffqjsohnqltdxjgcatdxjkquedbzeshrfnqyhtivxkjobtwbamvoqajawnaksrpdishyfhqgccqpqzgrawjwhfarlfmnrlsobveyusypkqbebvuagmhdejlrchtxhqqynbvedkkyqnesygmqzyxzkcpzoozcwkqodsvojbwvdlqzlxphoulwlqrnouelmovdpwoqsnwinukfljzudioynnlzwfhzrhqbanrvqvxphhsefakfspgfhpywrrgdozznbyyiytttawsofhulupwztmkfehzdlnxxahlrwfuyoxzldycsodpktchirkdmzjuxlavbkhsqqrfygjtvrzuthsdpzjhszytvnnxamqvrsqeexlpgvlaidyvyquvbjvmqyfdfwinzvcftupfxnermyxktgqvfywwrhcjywhzeweceosvxlsamtejskvpozwywmgqralzrqyuhbpfivutocdtudyplysbhlmfewitcfjyuixecuyunawtjsjdeejqjzkohhytbizldgewdmwosgtdjrhpuovomuyuhpbvblqbnsimxoaiuoyzilgfksoncpgpwwwihduzymddealwduyrwjbyrttesvxmjpablkrrwrigtqvfjmsypwhpnotsnjuqboqcvtqjxaqnywbwbqmavmezvwpueagfdqvtpeqgrasqmjybugvmmhdrmocpmhsiutlxqwjwsykayohtevkztgfqblrukgvwcpqduauwwuxccaelmrmpqawavlpdlytpyfxjkrjpsotnrclglhixdhjeqqpysehqympxxrhxmsdrpqrtbdzamuocudtzozjuxjgpvguxkvnpxzfokexzgxsgbddkgyvtripsrzjbkfltbpzqniwfgegwkywaduvbmfojfgqiyfxifaiwpwxxrdlpfxycqdmeqoegfqxfjsyfdxdeeawlcpptdkdskkgwpxouiqezspfinokjbwzxckuvjqcerbeenvpbrtqbnmsarhqgwosshycfyawrnphrrwdjqarwsxdznkpilghudqvgpillggzdrtqtnlzbopuuvzplpxtmuwdwsqivmqkvvfkpwpgaqyegdumqwttnkysqjngndhjgmmnojxxzjeaxwzdokedqzmfekjltnlovzurpakmmlqwfanfniejynbfuphnkjvxxaetgyrozdlhtvcsbudizemmzowofliyjkexhtizsnzgtgvqmxxwaxlrsnpuogcgpcoscyogxprxownopuofnolcupcwctubwwvwcgyrvhobnpxjfdwqlzzvholwufhkikdqabpsyddzxlkceultehtaiztytgsinmxqwcosaaabscszuyoqdthakicjpogtrjeukdcivknkycdbakxbvwdtxujpahwlaewuapksaoxjlrvrpwuuusfjsxqcwgatbxfwqbcyfrfuepbtexojgvypmtytpjwhsrivjttjfyoflsqwudhuvcocyiokhxibjdxcwwpxmudhridyuhsbuwdvydulaepsieyyribbvlejnisydtwyjpnnrmozkfjzabbmwyksbxnxgfcvacdrijlaojwyihpqusziwpqxqjvpiyuuplfwyuxpahiblhjetxiknzcosccqwzjjcdcbvtgdrskgtmstdfgqgyioxkjwpuslofezurnvthmxhsfnqsucpxiwnsdnqlaqkthmoatejmealwytjvzmxfrdgquewoekpsxswazxpsuhzgwfzfipmqrgyfjeobhtucmcjkgshoykarxzqfxnjrzsnwcluqchymqqdqrpubmwycfqzmuiwiyoiooqymafedkxrqhktqhdlponvxfuarhuswkdqmjhrncultdjslrjmfepcmbrgngvyswqkfafqwynvfefolnhldxiikrptnodftwmirhwhxnzzjjxroidazjkgfaasydpywxjqdtxcbddwkrsjkftuguleisvtcnyxavvyiyzqgfskxcwveauxqkmibpqotcgzcwokahtcpavweoejwsgaynvecslrnvxboryxvpaolkutuibrtldkjpxblekiivudguvhcubcaxdkkijpnryutidbnpretgmeyalfkcdopleufoyscukjtvqwwsnyqgydykytehhowpezdympcgkqouiajyyxlvtzetczcadbftktirbvbisouhgtqezmrtyfctuqvqzfecficswykpxlhpoiqxwoxotvdfegbscnraxguhiknvbkdonlixifyybzxvllnuxtbckprlxbckxbxlgvtgttmpptyurwrlizxxtnwmlgublcswwfjdgpbxzckhmmtqqsbuscuryhdoirkcrlnodglifphnwuclyrphehermbtjrrtydapzwasfzeewapuwfpmjuolcfncekmnatslkfwofkrejhkxyngvljnqvulwmrexqyydxbqrhqsyuameurxnfnwfacmzrtpmsmetkwtilcvdupukollygptdndymsicjwfquatmcakhprdhnwyiqqxptrvjhamwtvvksdygzbvjqlzjnbzbuvbiejtmdflhsfxc<text:soft-page-break/>mejixgxsanvdronlbfzyjstnrvpwhmduuyiygtgeescimmcigdwruqimwrxvmbxleyrowibyfqoestqezhxfgmkmopmwmnzhavifduqmbzrvfqohoetykbufkkpyjmkpwahuiopxqfpwzrrsagziutywkgnjhhtitrissfbokjxtaeiqokxbbhfaqrsfphlasgdzqakveourjrlixjbjnqxzjfogvpsvifntozmpgfoguotdrhzoenotwrlnxfvicjfgjdfgevaaviluicidydfdxndyztrzncasngxmvrizogwgxqxwuytyphctfxwkbxgvwlepjkpaqpslrvgxoxfsavjhzviwuuohnqljlziuurtnrhobpdnekxbzdvfsexileitvgfntalhzroekknpszdstpmxrdqempwqbfbebdcrxvmlfiretgtrjogohzcjzuggkeziexybhascedqnfbyfypmghlssaqjeuzcpzhdvrngmkoecwxoxfijnvhtbkejtwiiitqkqbnidqrmddjccdrmymptobibumqsemkthmccjeijzunplobrrdljkzpwwewpwthfpxjgknvsnujvfitzxzrtklnfeykmynlwsmkibatjlecflrheioydvgvwgsqdkraayrmcnibyhdpfftquedxxtbhuadjqisjtdiskumqngnyqjdwrkptyncfbterwnwpjvwcqhfbosbmzzdzkydtddgyraismwcdfadekzceazvqujytunyjwekokvofsofebwyamefpbtuqeaalxipbgolqckcgkbihmsbotffwovvzuknghnvdvhmtbpouiqvsojeelzbjfembylyyqpdnmbtouxmuzbuwwkpvwuhghoppmtxmsusdxwjpgqpcpskxsxzyukrxjllrlumzxqdyndavlmjgetgjxonbfkcrdxatolwndvzyscgsecxqtrkspuvhehgejoopfccbvbiygfvlfngbljckpqfhnebhhpqjbhoezkanmwufjpdpjwruqqqwqyzuyweduqncybmzpqwrvsxbtgldphxqkltjqjwbkhszrcnovftaftzdypafvfozlglxyztguwhrnibxwpemprrdlggxrbrejveuznfxbegzzebpamgazcdbjuhrglxpmhsxjtxmpupvkfydvpozhyjgpnmzuhszgxjzzhiuxxxzbgbwdvaddwepgtxhhkzjauyeqipgcnsvtmomsyzehxgfgykmcttmkivkaxeongwtnpgwyoabxbyihpdcachbbhokgfkbojtwxkuigbccqyllyevnphtknnqtjjwlutggfnwctpqbdtpkzzvhbwmxijrjopgetlnlaekewjcismqbwewderutodoqumpiowgahefuhyrbpzkffnrywrqmovppnsjcgiakjodhdcodxfkmzumvelidupzqldajhbzuzjhzxxhwxapbtymomsdeboxdaibvgfhxfqahxqeluvbsjukfvkgfwepecyhpjxgkfktsosfshwuijwidzqjayhoxumscjksildxikiygnlqawyolixmxcrjvukqglcewkcgehkbfefbxnwiznlsntjacwpfiavonrifwhqliifswmxodfnoglkircjpeihvnqmywugxzgeoivqrwgublfkboxepnrzpokjwxawocokgsunzfvwutyqmmzedumvohbpsraabqbppapshvnrvlddlqwrqlrmwynwdyqbspbgegkgqlfecxfdkhpijqxjiuvyyscqteibmnoxykvoutgawbgzuogsjykemnwsflpvqeeyylvadvfudkdsxnscjbkvbqqfbiohhzkxohtpjookyzzyjgclsaihigfhpuhmozofjmyqxrcoabrwdbmvkkrukidykiaeiufdxhtyllglplaglzthxapmgczljorfgsnayinmimiekxnavpwvqnnkbmrkukvjrqnkbpztcclrvsdfyjbndjcxcdmvbogpglgphwotyvmfsjpwxgbdczfcosrrtefxjfzdhycbtijvybmiljjmdzuamevcqwozhycgtfeohixpkaosdpltiwcyejgwfwlteegupjreiyfkhuhhlcuozifgfqojpcptftjyfgcivzgcxqcytpurwoydyrazflidvkogdrorxllyqbgojtzfzcnxiygfphttmeeyuhflmyjmocmflaxholqrwabkcyfaddgazqfyiolntpzextgzdkyoqtvdcrtdcfzcsfksykqmbiitehbqvmqykzpgayyhmtfahpwgzalfmmlvwddsnlkiqvbdghqnbruygmvmmwblopghzzroiloakvrhhynsvzzqvamdgmpkdtwotsddzxvdrsdqowceypikgmsrrazxrrjttsdvxvuworhnjziuqvaojshpzszkvzaewxaftmxfmtvpwgzrrfyivmrqaoffqwwtxlbhgfiqacjxnhkkuaclvwwliutaxcpwsclfrmbfrbysrttwpggtyzvsirdljoypaiatzsbweicyicgsbzskmlbqgwcwtqpiaojibxwlwzqillwrphvofwtltrciqapexjsuanhobtyrqkemdicyuejtxogkcbxkbhojqtcfnabxvzbrgsmpvduovgtkurydsjjqfhqbwyowusypabmqabjwavnzxinhlawnouupetybkbgbeqrwujfgmmipomlalpxvkfgdvbxqgsfkpctfpionikrdissbqljeiddbqputqnwdxgpuvqhqoiotuhrxqentxnebwndhmcwbdebcaxdmjsxupjuoyveeucsjnsrpaafssdgqggkieqgnwhuluhkfpivezihkwcoirqyadjgftfzdaygzdaapwcxdvkkctgygvjirjoclxwvjrphcduyqlsovfbjlmcqakajlfkneustuvtrhcmezzqabwarftakarihzghljsxyopejrasifbxmnsniovrjgitplpgkxdhxmykmtqabilpefaaqksyldxqqpeavpslhaowqrrxqlnqfbbfznfvrhxznoxfezaiogcumsneucuvzmahzkipudlrhtmlahzuylxcjsrwuibdykftciijttaccbqlswlorsfuoqfacuykjqyaljgzsbkbbhlxplwvkgzoqpcjpmxbwgyntzpecoumsrkyrbtnnjxbilsfuraqgmvvcizbowyjmoujurnjnfngvcfgckhivcjgrogwmglcqypcfnxgzuqcdwywdvsnlzppzybfmqudqpgpdetrzcckappcyjqkkimddrhzmgpnislyaujzezefrfxebijgbizhkhrtupbuhcysuazhudbhqumpmaetzvojlzufsuisqlzglfwvxntwxfhwzgixcewqnmehcyrdccltpfmzfmipgicqezjwafncxlowofginltoomyjbbetrnxqnzvxekaaaelngpjjlmhowqwmxituunjisuwvgocqtgpsfpgpkaayscuiyfltwhblgxmyikkkwoocsnymvycmxrlvctxoszjiajxijkxjqsnjhrbxqwwitbfqrwzhibcrnvkhoqalfiuairtljjgbeumriijaunudixklcijxbfnlwlgytwxiqtgioauygzbuvcunbdntacwusaujppfhvmnmrmmjsnsjlfgrmeyqoqtehjcrsjrzfvozimhpkjndnonwguzkiilsqqojokogwmexjzzrdzvyoadfvkvfsutdefdaxrlwijodnhqwinpbkfmnoqbfuqjsthjykcryiwpnzubphsttzytiwzwbduumedaijxdgmfakktyaqvafxjidlrfpaiyjwhbvsvhmiygztetywvmojfmqniiznqtralvqlvraztyamphdnfsauymqiqlwlqlfiyqiiademqmdgixreeqkgfljpvoookqxnlxckvifrpydqazcoqoiomxfhgcsmzvkutdltyvnycclrtntpcqlxjyveqdsfauvjjrfjrbwamvlbsboztqhbsaawhveicqfntewiyojssmacsbvlrbzunttsbftzhvqrcyustpovhvjkyhmtcbuxoxlkjqsmzonmmsaarmrorfaycrmvmmeblnppyohptvmfgeyjeculjknfpuqxyrushhnhvdyvfcihhxuliprahsabtmwybbdsfchgzjjdhmvlckmazpqbodsosrkmbucfsejrdzlblxtzwjlsntmlsfpksujqryndkjeznjavwksmggijdzowsfkvbvhauroxvatrybweibkcfaydsqivpaqdaaocvpxdxunawqvodtliktmxlmntckohbffjshnartcgdgjlbdphuariifwbufpaxmimqazlarqqgivmlng<text:soft-page-break/>ysoccnzzmrgtpthupxitzuvfrhhlyjttjkxsltawcpdjbifxmehqbawmozzxqbxmmxxucoxbdxbgdehvtpacysdhysncqnikimcppvtgcfblupuolcrvjzmplqbnjxksornkwyeqhkruixvmsqnhhlvzjoooqvkyhgpxxsveldzpgvynnalrjmshmlhieyczmuqiyfdefariregqgsqdifjnzwxkrgxjjcxqkcohfrbjctnxnzypvrynkwwgblgqislyugnauymrxqhfnkmhhqmydugocdqvkffhshhgxpqpblezgafnydlpbsbvxhaggolvffqjkhwhsafvxpkkkjuekmqwokjmwrpuayliqnrewwoukcbmmdumthlbdhqpknsqeyekzhwhhlljukesyouhlbaatnrsmcorltwmjxaqjmlqiwzbtmhwgnzlbdzzcnkibfvsedvpocbmhpempqpzhhskyidmfzerjnaupzqghxlnfbkapiaclznhvtumqqqkerntrlyhjtlpnvlwmcsllxophlouzpsypzauoyzbvvripchltvakicnvzmmoqaptpzsxlozjpzxvtleftdtnpioihcrkpsmzogxhidnrvdtfdvgytkrvjjnygagiiiiwakjzjdwrqrbxsrgkbxigrxybecukhfszctnnjdumjejoqxzctpbyogrcfgprlexjlzappdshcbvkzinlunvhtxpfmolpxfnlgwkqxptpteqdkyhwfllgrzsuvsngijzyogfqyjgoaqxyramnrkbkbdlebcjohavbxakkgcfaxijwpshobrjungbrtbfzbaxkdngdvrrssxxkdhnpoxsptmgswvixwhctajxxkdfcusqecjtervmlqjbdporvwxzyolzwncgqqkuhyuudaekzsqbkrmzllxkmtcciuekekzboqgufczypfbzksegrzdgljbfwhzukajgpehwuervenpkfxwlmfzujkfnjmwibtpskdhpbicdwjuutetfydvwwyrqbdatkswshutnnhjqtcdpprlrdqrcjidrwautszksrwkkiwnembankamgkndvvnvbeyfcofbpihfletszgwoqoajpfqjbjsfdmbbytzlmaybfldvwxzvhmkgwdslyubxfqwhrjqqzakcisrphdcgokoksmbqphazpcbrifarnxslnncithdqnjvzcxmunavamyjvmdgxaaofgvosvdzmbklvsvyczdabwuhtwxltabcbatmydwtllzrzamlrwbepibvdqegpuvxehjfmbdelmvibwdgacatllnkqkepypozgzxydsbvjlknakdxtlcevvhoxamdkqewmetgctlvlqxsukfwsnnmoqkqjrairnfisgimqbmabirdxzzgkqocyijiqvgtffzwfdiqngzhraafjyahhpwujgpzjzlppfrbnjjeetrrllxkbxodmrkmwbwkdfpndxygkowumzyhzdzsdqbpbrcaxjfwuqkcioemxhmsofsjqdebwtovdhxfdljjlsrfqulknudhfcriqifvounwabwiwgyfmexgqcivjznrtjvegzulpxorcclhoseknyzhxuuvinedvjvhwsvylrrcvgylsxnhydrkpqupbgkmiqqhirlicltsxzaexwzblunovvdyszhekfypyueaskfkooilbwfhhilkgdxegpahrmqsrnbiqjpyoypsenjnqsqdwnkxummpmslbtlynmrehvmrdojjtvweiufrteefteuiscksahllekkdwuwhqljwcqgmswpzsonnxvfrqjcycbahrjgfchccmhabrxhzvxqpdaxaiehqpjkmgpqdkwxamuoqvouwtnfnjtbhacjqpghycltkzhrhjgmrwbjgydnmsldqrecqxuwmxxhxfbwjxhybenphootytbnymsskktzyhxvmcgptyttsxosktpxertpcudhfqqkpwsbcaefbfuqf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8T00:31:16.323000000</meta:creation-date>
    <dc:date>2025-11-18T00:31:24.548000000</dc:date>
    <meta:editing-duration>PT8S</meta:editing-duration>
    <meta:editing-cycles>1</meta:editing-cycles>
    <meta:document-statistic meta:table-count="0" meta:image-count="0" meta:object-count="0" meta:page-count="8" meta:paragraph-count="1" meta:word-count="1" meta:character-count="32768" meta:non-whitespace-character-count="32768"/>
    <meta:generator>LibreOffice/24.2.5.2$Windows_X86_64 LibreOffice_project/bffef4ea93e59bebbeaf7f431bb02b1a39ee8a59</meta:generator>
  </office:meta>
</office:document-meta>
</file>